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Bold" svg:font-family="'源ノ角ゴシック JP Bold'" style:font-family-generic="swiss" style:font-pitch="variable"/>
    <style:font-face style:name="源ノ角ゴシック JP Medium" svg:font-family="'源ノ角ゴシック JP Medium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81cm" fo:min-width="3.232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8cm" fo:min-width="3.553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29cm" fo:min-width="3.18cm" fo:padding-top="0.151cm" fo:padding-bottom="0.151cm" fo:padding-left="0.276cm" fo:padding-right="0.276cm"/>
    </style:style>
    <style:style style:name="gr5" style:family="graphic" style:parent-style-name="standard">
      <style:graphic-properties svg:stroke-width="0.081cm" svg:stroke-color="#000000" draw:marker-start-width="0.322cm" draw:marker-end-width="0.322cm" draw:textarea-vertical-align="middle" fo:padding-top="0.166cm" fo:padding-bottom="0.166cm" fo:padding-left="0.291cm" fo:padding-right="0.291cm"/>
    </style:style>
    <style:style style:name="gr6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="Arrow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style:font-name="源ノ角ゴシック JP Medium" fo:font-size="13pt" style:font-name-asian="源ノ角ゴシック JP Medium" style:font-size-asian="13pt" style:font-size-complex="13pt"/>
    </style:style>
    <style:style style:name="T1" style:family="text">
      <style:text-properties style:font-name="源ノ角ゴシック JP Medium" fo:font-size="13pt" style:font-name-asian="源ノ角ゴシック JP Medium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3" draw:id="id3" draw:layer="layout" svg:width="5.276cm" svg:height="1.881cm" svg:x="2.39cm" svg:y="9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4.053cm" svg:height="1.33cm" svg:x="2.985cm" svg:y="6.45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734cm" svg:height="0.962cm" svg:x="4.103cm" svg:y="9.752cm">
          <draw:text-box>
            <text:p>LAN</text:p>
          </draw:text-box>
        </draw:frame>
        <draw:custom-shape draw:style-name="gr4" draw:text-style-name="P1" xml:id="id1" draw:id="id1" draw:layer="layout" svg:width="5.276cm" svg:height="1.881cm" svg:x="2.391cm" svg:y="2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958cm" svg:height="0.962cm" svg:x="4.104cm" svg:y="3.452cm">
          <draw:text-box>
            <text:p>WAN</text:p>
          </draw:text-box>
        </draw:frame>
        <draw:frame draw:style-name="gr3" draw:text-style-name="P2" draw:layer="layout" svg:width="2.788cm" svg:height="0.886cm" svg:x="3.622cm" svg:y="6.698cm">
          <draw:text-box>
            <text:p>プロキシ</text:p>
          </draw:text-box>
        </draw:frame>
        <draw:connector draw:style-name="gr5" draw:text-style-name="P3" draw:layer="layout" svg:x1="5.029cm" svg:y1="4.874cm" svg:x2="5.011cm" svg:y2="6.454cm" draw:start-shape="id1" draw:start-glue-point="8" draw:end-shape="id2" draw:end-glue-point="0" svg:d="M5029 4874v790h-18v790" svg:viewBox="0 0 19 1581">
          <text:p/>
        </draw:connector>
        <draw:connector draw:style-name="gr6" draw:text-style-name="P3" draw:layer="layout" svg:x1="5.011cm" svg:y1="7.784cm" svg:x2="5.028cm" svg:y2="9.293cm" draw:start-shape="id2" draw:start-glue-point="2" draw:end-shape="id3" draw:end-glue-point="4" svg:d="M5011 7784v754h17v755" svg:viewBox="0 0 18 1510">
          <text:p/>
        </draw:connector>
        <draw:frame draw:style-name="gr3" draw:text-style-name="P5" draw:layer="layout" svg:width="3.245cm" svg:height="1.539cm" svg:x="1.787cm" svg:y="4.828cm">
          <draw:text-box>
            <text:p text:style-name="P4"><text:span text:style-name="T1">グローバルの</text:span></text:p>
            <text:p text:style-name="P4"><text:span text:style-name="T1">アドレス空間</text:span></text:p>
          </draw:text-box>
        </draw:frame>
        <draw:frame draw:style-name="gr3" draw:text-style-name="P5" draw:layer="layout" svg:width="3.702cm" svg:height="1.539cm" svg:x="1.288cm" svg:y="7.829cm">
          <draw:text-box>
            <text:p text:style-name="P4"><text:span text:style-name="T1">プライベートの</text:span></text:p>
            <text:p text:style-name="P4"><text:span text:style-name="T1">アドレス空間</text:span></text:p>
          </draw:text-box>
        </draw:frame>
        <draw:frame draw:style-name="gr3" draw:text-style-name="P5" draw:layer="layout" svg:width="6.433cm" svg:height="2.183cm" svg:x="9.088cm" svg:y="5.96cm">
          <draw:text-box>
            <text:p text:style-name="P4"><text:span text:style-name="T1">二つのネットワークに繋いで</text:span></text:p>
            <text:p text:style-name="P4"><text:span text:style-name="T1">アプリケーション層の</text:span></text:p>
            <text:p text:style-name="P4"><text:span text:style-name="T1">通信を中継する</text:span></text:p>
          </draw:text-box>
        </draw:frame>
        <draw:path draw:style-name="gr7" draw:text-style-name="P1" draw:layer="layout" svg:width="5.076cm" svg:height="1.845cm" draw:transform="rotate (-1.25873145653831) translate (8.22800001219311cm 4.23599999606643cm)" svg:viewBox="0 0 5077 1846" svg:d="M0 0c2989 0 5077 1846 5077 184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Bold" svg:font-family="'源ノ角ゴシック JP Bold'" style:font-family-generic="swiss" style:font-pitch="variable"/>
    <style:font-face style:name="源ノ角ゴシック JP Medium" svg:font-family="'源ノ角ゴシック JP Medium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cm" fo:page-height="12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8T00:32:57.114000000</meta:creation-date>
    <dc:date>2017-08-08T00:52:46.845000000</dc:date>
    <meta:editing-duration>PT4M28S</meta:editing-duration>
    <meta:editing-cycles>1</meta:editing-cycles>
    <meta:document-statistic meta:object-count="12"/>
    <meta:generator>LibreOffice/5.0.4.2$Windows_x86 LibreOffice_project/2b9802c1994aa0b7dc6079e128979269cf95bc78</meta:generator>
  </office:meta>
</office:document-meta>
</file>